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ill Sans MT" svg:font-family="'Gill Sans MT'"/>
    <style:font-face style:name="Liberation Sans1" svg:font-family="'Liberation Sans'"/>
    <style:font-face style:name="Gill Sans MT1" svg:font-family="'Gill Sans M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2.4pt"/>
    </style:style>
    <style:style style:name="co2" style:family="table-column">
      <style:table-column-properties fo:break-before="auto" style:column-width="326.04pt"/>
    </style:style>
    <style:style style:name="co3" style:family="table-column">
      <style:table-column-properties fo:break-before="auto" style:column-width="95.2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83.99pt"/>
    </style:style>
    <style:style style:name="co6" style:family="table-column">
      <style:table-column-properties fo:break-before="auto" style:column-width="86.26pt"/>
    </style:style>
    <style:style style:name="co7" style:family="table-column">
      <style:table-column-properties fo:break-before="auto" style:column-width="65.25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83.25pt"/>
    </style:style>
    <style:style style:name="co10" style:family="table-column">
      <style:table-column-properties fo:break-before="auto" style:column-width="99.75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ackground-color="#ffffff"/>
      <style:text-properties style:font-name="Gill Sans MT1" style:font-name-asian="Gill Sans MT" style:font-name-complex="Gill Sans MT"/>
    </style:style>
    <style:style style:name="ce22" style:family="table-cell" style:parent-style-name="Default" style:data-style-name="N0">
      <style:table-cell-properties fo:background-color="#ffffff"/>
      <style:text-properties style:font-name="Gill Sans MT1" fo:font-weight="bold" style:font-name-asian="Gill Sans MT" style:font-weight-asian="bold" style:font-name-complex="Gill Sans MT" style:font-weight-complex="bold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Gill Sans MT" fo:font-size="26pt" style:font-name-asian="Gill Sans MT" style:font-size-asian="26pt" style:font-name-complex="Gill Sans MT" style:font-size-complex="26pt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Gill Sans MT" style:font-name-asian="Gill Sans MT" style:font-name-complex="Gill Sans MT"/>
    </style:style>
    <style:style style:name="ce25" style:family="table-cell" style:parent-style-name="Default" style:data-style-name="N0">
      <style:table-cell-properties fo:background-color="#ffffff" fo:border="0.74pt solid #000000"/>
      <style:text-properties style:font-name="Gill Sans MT1" style:font-name-asian="Gill Sans MT" style:font-name-complex="Gill Sans MT"/>
    </style:style>
    <style:style style:name="ce1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pt"/>
      <style:text-properties style:font-name="Gill Sans MT" style:font-name-asian="Gill Sans MT" style:font-name-complex="Gill Sans MT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Gill Sans MT" style:font-name-asian="Gill Sans MT" style:font-name-complex="Gill Sans MT"/>
    </style:style>
    <style:style style:name="ce26" style:family="table-cell" style:parent-style-name="Default" style:data-style-name="N121">
      <style:table-cell-properties fo:background-color="#ffffff"/>
      <style:text-properties style:font-name="Gill Sans MT1" style:font-name-asian="Gill Sans MT" style:font-name-complex="Gill Sans MT"/>
    </style:style>
    <style:style style:name="ce17" style:family="table-cell" style:parent-style-name="Default" style:data-style-name="N1">
      <style:table-cell-properties fo:background-color="#ffffff" style:text-align-source="fix" style:repeat-content="false" style:vertical-align="middle"/>
      <style:paragraph-properties fo:text-align="center"/>
      <style:text-properties style:font-name="Gill Sans MT" fo:font-size="26pt" style:font-name-asian="Gill Sans MT" style:font-size-asian="26pt" style:font-name-complex="Gill Sans MT" style:font-size-complex="26pt"/>
    </style:style>
    <style:style style:name="ce19" style:family="table-cell" style:parent-style-name="Default" style:data-style-name="N121">
      <style:table-cell-properties fo:background-color="#ffffff" style:text-align-source="fix" style:repeat-content="false" style:vertical-align="automatic"/>
      <style:paragraph-properties fo:text-align="center"/>
      <style:text-properties style:font-name="Gill Sans MT" style:font-name-asian="Gill Sans MT" style:font-name-complex="Gill Sans MT"/>
    </style:style>
    <style:style style:name="ce31" style:family="table-cell" style:parent-style-name="Default" style:data-style-name="N121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Gill Sans MT" style:font-name-asian="Gill Sans MT" style:font-name-complex="Gill Sans MT"/>
    </style:style>
    <style:style style:name="ce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Gill Sans MT1" style:font-name-asian="Gill Sans MT" style:font-name-complex="Gill Sans MT"/>
    </style:style>
    <style:style style:name="ce33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/>
      <style:text-properties style:font-name="Gill Sans MT1" style:font-name-asian="Gill Sans MT" style:font-name-complex="Gill Sans MT"/>
    </style:style>
    <style:style style:name="ce35" style:family="table-cell" style:parent-style-name="Default" style:data-style-name="N121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style:font-name="Gill Sans MT1" style:font-name-asian="Gill Sans MT" style:font-name-complex="Gill Sans MT"/>
    </style:style>
    <style:style style:name="ce32" style:family="table-cell" style:parent-style-name="Default" style:data-style-name="N121">
      <style:table-cell-properties fo:background-color="#ffffff" fo:border="0.74pt solid #000000"/>
      <style:text-properties style:font-name="Gill Sans MT1" style:font-name-asian="Gill Sans MT" style:font-name-complex="Gill Sans MT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Gill Sans MT" fo:font-size="24pt" style:font-name-asian="Gill Sans MT" style:font-size-asian="24pt" style:font-name-complex="Gill Sans MT" style:font-size-complex="24pt"/>
    </style:style>
    <style:style style:name="ce38" style:family="table-cell" style:parent-style-name="Default" style:data-style-name="N121">
      <style:table-cell-properties fo:border="0.74pt solid #000000"/>
      <style:text-properties style:font-name="Gill Sans MT1" style:font-name-asian="Gill Sans MT" style:font-name-complex="Gill Sans MT"/>
    </style:style>
    <style:style style:name="ce34" style:family="table-cell" style:parent-style-name="Default" style:data-style-name="N121">
      <style:table-cell-properties fo:border="0.74pt solid #000000"/>
    </style:style>
    <style:style style:name="ce2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Gill Sans MT" style:font-name-asian="Gill Sans MT" style:font-name-complex="Gill Sans MT"/>
    </style:style>
    <style:style style:name="ce8" style:family="table-cell" style:parent-style-name="Default" style:data-style-name="N123">
      <style:table-cell-properties fo:background-color="#ffffff"/>
      <style:text-properties style:font-name="Gill Sans MT1" style:font-name-asian="Gill Sans MT" style:font-name-complex="Gill Sans MT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00" style:font-name="Gill Sans MT" style:font-name-asian="Gill Sans MT" style:font-name-complex="Gill Sans MT"/>
    </style:style>
    <style:style style:name="ce5" style:family="table-cell" style:parent-style-name="Default" style:data-style-name="N0">
      <style:table-cell-properties fo:background-color="#ffffff" style:vertical-align="automatic"/>
      <style:text-properties style:font-name="Gill Sans MT" style:font-name-asian="Gill Sans MT" style:font-name-complex="Gill Sans MT"/>
    </style:style>
    <style:style style:name="ce13" style:family="table-cell" style:parent-style-name="Default" style:data-style-name="N0">
      <style:table-cell-properties fo:background-color="#ffffff" style:vertical-align="automatic"/>
      <style:text-properties fo:color="#000000" style:font-name="Gill Sans MT" style:font-name-asian="Gill Sans MT" style:font-name-complex="Gill Sans MT"/>
    </style:style>
    <style:style style:name="ce10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11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pt"/>
      <style:text-properties style:font-name="Calibri" fo:font-size="12pt" style:font-name-asian="Calibri" style:font-size-asian="12pt" style:font-name-complex="Calibri" style:font-size-complex="12pt"/>
    </style:style>
    <style:style style:name="ce12" style:family="table-cell" style:parent-style-name="Normal_20_2" style:data-style-name="N2">
      <style:table-cell-properties fo:background-color="#ffffff" style:cell-protect="protected" style:print-content="true" style:vertical-align="automatic"/>
      <style:text-properties style:font-name="Calibri" fo:font-size="12pt" style:font-name-asian="Calibri" style:font-size-asian="12pt" style:font-name-complex="Calibri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6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3" table:default-cell-style-name="ce1"/>
        <table:table-column table:style-name="co7" table:number-columns-repeated="1007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/>
          <table:table-cell table:style-name="ce16" office:value-type="string" calcext:value-type="string" table:number-columns-spanned="1" table:number-rows-spanned="3">
            <text:p>X = </text:p>
          </table:table-cell>
          <table:table-cell table:style-name="ce17" office:value-type="float" office:value="16" calcext:value-type="float" table:number-columns-spanned="1" table:number-rows-spanned="3">
            <text:p>16</text:p>
          </table:table-cell>
          <table:table-cell table:style-name="ce18" office:value-type="string" calcext:value-type="string" table:number-columns-spanned="5" table:number-rows-spanned="2">
            <text:p>MMm – 16 Threads / MW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update -&gt;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" table:number-columns-spanned="3" table:number-rows-spanned="1"/>
          <table:covered-table-cell table:number-columns-repeated="2"/>
          <table:table-cell table:number-columns-repeated="1019"/>
        </table:table-row>
        <table:table-row table:style-name="ro2">
          <table:table-cell/>
          <table:table-cell table:style-name="ce24" office:value-type="string" calcext:value-type="string">
            <text:p>Statistics</text:p>
          </table:table-cell>
          <table:table-cell table:style-name="ce31" office:value-type="string" calcext:value-type="string">
            <text:p>Model</text:p>
          </table:table-cell>
          <table:table-cell table:style-name="ce25" office:value-type="string" calcext:value-type="string">
            <text:p>Observed</text:p>
          </table:table-cell>
          <table:table-cell table:style-name="ce24" office:value-type="string" calcext:value-type="string">
            <text:p>Difference</text:p>
          </table:table-cell>
          <table:table-cell table:number-columns-repeated="5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22" office:value-type="string" calcext:value-type="string">
            <text:p>update -&gt;</text:p>
          </table:table-cell>
          <table:table-cell table:style-name="ce25" office:value-type="string" calcext:value-type="string">
            <text:p>Arrival rate</text:p>
          </table:table-cell>
          <table:table-cell table:style-name="ce30" office:value-type="float" office:value="10470.12" calcext:value-type="float" table:number-columns-spanned="2" table:number-rows-spanned="1">
            <text:p>10470.1200</text:p>
          </table:table-cell>
          <table:covered-table-cell table:style-name="ce38"/>
          <table:table-cell table:style-name="ce34" table:formula="of:=ABS([.C9]-[.D9])" office:value-type="float" office:value="10470.12" calcext:value-type="float">
            <text:p>10470.1200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update -&gt;</text:p>
          </table:table-cell>
          <table:table-cell table:style-name="ce25" office:value-type="string" calcext:value-type="string">
            <text:p>Service rate per worker thread</text:p>
          </table:table-cell>
          <table:table-cell table:style-name="ce33" table:formula="of:= 11719.4428571 / [.C11]" office:value-type="float" office:value="366.232589284375" calcext:value-type="float" table:number-columns-spanned="2" table:number-rows-spanned="1">
            <text:p>366.2326</text:p>
          </table:table-cell>
          <table:covered-table-cell table:style-name="ce38"/>
          <table:table-cell table:style-name="ce34" table:formula="of:=ABS([.C10]-[.D10])" office:value-type="float" office:value="366.232589284375" calcext:value-type="float">
            <text:p>366.2326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update -&gt;</text:p>
          </table:table-cell>
          <table:table-cell table:style-name="ce25" office:value-type="string" calcext:value-type="string">
            <text:p>Number of Services</text:p>
          </table:table-cell>
          <table:table-cell table:style-name="ce35" table:formula="of:=2*[.$C$2]" office:value-type="float" office:value="32" calcext:value-type="float" table:number-columns-spanned="2" table:number-rows-spanned="1">
            <text:p>32.0000</text:p>
          </table:table-cell>
          <table:covered-table-cell table:style-name="ce32"/>
          <table:table-cell table:style-name="ce34" table:formula="of:=ABS([.C11]-[.D11])" office:value-type="float" office:value="32" calcext:value-type="float">
            <text:p>32.0000</text:p>
          </table:table-cell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Traffic intensity (System utilization)</text:p>
          </table:table-cell>
          <table:table-cell table:style-name="ce35" table:formula="of:=[.C9]/([.C10]*[.C11])" office:value-type="float" office:value="0.893397418944441" calcext:value-type="float" table:number-columns-spanned="2" table:number-rows-spanned="1">
            <text:p>0.8934</text:p>
          </table:table-cell>
          <table:covered-table-cell table:style-name="ce32"/>
          <table:table-cell table:style-name="ce34" table:formula="of:=ABS([.C12]-[.D12])" office:value-type="float" office:value="0.893397418944441" calcext:value-type="float">
            <text:p>0.8934</text:p>
          </table:table-cell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Probability of zero jobs in system</text:p>
          </table:table-cell>
          <table:table-cell table:style-name="ce35" table:formula="of:=(1 + (([.C11]*[.C12])^[.C11])/(FACT([.C11])*(1 - [.C12])) + SUMPRODUCT((([.C11]*[.C12])^ROW(INDIRECT([.$A$1]&amp;&quot;:&quot;&amp;[.C11]-1))  / FACT(ROW(INDIRECT([.$A$1]&amp;&quot;:&quot;&amp;[.C11]-1))))))^-1" office:value-type="float" office:value="0.000000000000305335968335921" calcext:value-type="float" table:number-columns-spanned="2" table:number-rows-spanned="1">
            <text:p>0.0000</text:p>
          </table:table-cell>
          <table:covered-table-cell table:style-name="ce32"/>
          <table:table-cell table:style-name="ce34" table:formula="of:=ABS([.C13]-[.D13])" office:value-type="float" office:value="0.000000000000305335968335921" calcext:value-type="float">
            <text:p>0.0000</text:p>
          </table:table-cell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Probability of queueing</text:p>
          </table:table-cell>
          <table:table-cell table:style-name="ce35" table:formula="of:=(([.C11]*[.C12])^[.C11]/(FACT([.C11])*(1 - [.C12])))*[.C13]" office:value-type="float" office:value="0.431586643939261" calcext:value-type="float" table:number-columns-spanned="2" table:number-rows-spanned="1">
            <text:p>0.4316</text:p>
          </table:table-cell>
          <table:covered-table-cell table:style-name="ce32"/>
          <table:table-cell table:style-name="ce34" table:formula="of:=ABS([.C14]-[.D14])" office:value-type="float" office:value="0.431586643939261" calcext:value-type="float">
            <text:p>0.4316</text:p>
          </table:table-cell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Mean number of jobs in the system</text:p>
          </table:table-cell>
          <table:table-cell table:style-name="ce32" table:formula="of:=[.C11]*[.C12]+[.C12]*[.C14]/(1 - [.C12])" office:value-type="float" office:value="32.2056879329045" calcext:value-type="float">
            <text:p>32.2057</text:p>
          </table:table-cell>
          <table:table-cell table:style-name="ce34" table:formula="of:=32 + [.D16]" office:value-type="float" office:value="34.15532354631" calcext:value-type="float">
            <text:p>34.1553</text:p>
          </table:table-cell>
          <table:table-cell table:style-name="ce34" table:formula="of:=ABS([.C15]-[.D15])" office:value-type="float" office:value="1.9496356134055" calcext:value-type="float">
            <text:p>1.9496</text:p>
          </table:table-cell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Mean number of jobs in the queue</text:p>
          </table:table-cell>
          <table:table-cell table:style-name="ce32" table:formula="of:=[.C12]*[.C14]/(1 - [.C12])" office:value-type="float" office:value="3.61697052668239" calcext:value-type="float">
            <text:p>3.6170</text:p>
          </table:table-cell>
          <table:table-cell table:style-name="ce34" office:value-type="float" office:value="2.15532354631" calcext:value-type="float">
            <text:p>2.1553</text:p>
          </table:table-cell>
          <table:table-cell table:style-name="ce34" table:formula="of:=ABS([.C16]-[.D16])" office:value-type="float" office:value="1.46164698037239" calcext:value-type="float">
            <text:p>1.4616</text:p>
          </table:table-cell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Variance of number of jobs in the queue</text:p>
          </table:table-cell>
          <table:table-cell table:style-name="ce32" table:formula="of:=[.C12]*[.C14]*(1 + [.C12] - [.C12]*[.C14])/(1-[.C12])^2" office:value-type="float" office:value="51.1595209019425" calcext:value-type="float">
            <text:p>51.1595</text:p>
          </table:table-cell>
          <table:table-cell table:style-name="ce34" table:formula="of:=0.047161269367^2" office:value-type="float" office:value="0.00222418532830673" calcext:value-type="float">
            <text:p>0.0022</text:p>
          </table:table-cell>
          <table:table-cell table:style-name="ce34" table:formula="of:=ABS([.C17]-[.D17])" office:value-type="float" office:value="51.1572967166142" calcext:value-type="float">
            <text:p>51.1573</text:p>
          </table:table-cell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Mean response time</text:p>
          </table:table-cell>
          <table:table-cell table:style-name="ce32" table:formula="of:=(1/[.C10])*(1 + [.C14]/([.C11]*(1-[.C12])))" office:value-type="float" office:value="0.003075961682665" calcext:value-type="float">
            <text:p>0.0031</text:p>
          </table:table-cell>
          <table:table-cell table:style-name="ce34" office:value-type="float" office:value="3.41698716673" calcext:value-type="float">
            <text:p>3.4170</text:p>
          </table:table-cell>
          <table:table-cell table:style-name="ce34" table:formula="of:=ABS([.C18]-[.D18])" office:value-type="float" office:value="3.41391120504733" calcext:value-type="float">
            <text:p>3.4139</text:p>
          </table:table-cell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Variance of response time</text:p>
          </table:table-cell>
          <table:table-cell table:style-name="ce32" table:formula="of:=(1/[.C10]^2)*(1 + [.C14]*(2-[.C14])/ ([.C11]^2*(1-[.C12])^2))" office:value-type="float" office:value="0.0000078893485534185" calcext:value-type="float">
            <text:p>0.0000</text:p>
          </table:table-cell>
          <table:table-cell table:style-name="ce34" table:formula="of:=0.154372670651*0.154372670651" office:value-type="float" office:value="0.0238309214439221" calcext:value-type="float">
            <text:p>0.0238</text:p>
          </table:table-cell>
          <table:table-cell table:style-name="ce34" table:formula="of:=ABS([.C19]-[.D19])" office:value-type="float" office:value="0.0238230320953687" calcext:value-type="float">
            <text:p>0.0238</text:p>
          </table:table-cell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Mean waiting time</text:p>
          </table:table-cell>
          <table:table-cell table:style-name="ce32" table:formula="of:=[.C14]/([.C11]*[.C10]*(1-[.C12]))" office:value-type="float" office:value="0.000345456453859401" calcext:value-type="float">
            <text:p>0.0003</text:p>
          </table:table-cell>
          <table:table-cell table:style-name="ce34" office:value-type="float" office:value="0.195579509514" calcext:value-type="float">
            <text:p>0.1956</text:p>
          </table:table-cell>
          <table:table-cell table:style-name="ce34" table:formula="of:=ABS([.C20]-[.D20])" office:value-type="float" office:value="0.195234053060141" calcext:value-type="float">
            <text:p>0.1952</text:p>
          </table:table-cell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Variance of the waiting time</text:p>
          </table:table-cell>
          <table:table-cell table:style-name="ce32" table:formula="of:=[.C14]*(2-[.C14])/([.C11]^2*[.C10]^2*(1-[.C12]))" office:value-type="float" office:value="0.0000000462324466083484" calcext:value-type="float">
            <text:p>0.0000</text:p>
          </table:table-cell>
          <table:table-cell table:style-name="ce34" table:formula="of:=0.00966891135491^2" office:value-type="float" office:value="0.0000934878467891075" calcext:value-type="float">
            <text:p>0.0001</text:p>
          </table:table-cell>
          <table:table-cell table:style-name="ce34" table:formula="of:=ABS([.C21]-[.D21])" office:value-type="float" office:value="0.0000934416143424992" calcext:value-type="float">
            <text:p>0.00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0"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0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1" table:number-columns-repeated="2"/>
          <table:table-cell table:style-name="ce12" table:number-columns-repeated="2"/>
          <table:table-cell table:number-columns-repeated="1010"/>
        </table:table-row>
        <table:table-row table:style-name="ro3">
          <table:table-cell/>
          <table:table-cell table:style-name="ce15" table:number-columns-repeated="3"/>
          <table:table-cell table:number-columns-repeated="6"/>
          <table:table-cell table:style-name="ce11" table:number-columns-repeated="2"/>
          <table:table-cell table:style-name="ce12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1"/>
          <table:table-cell table:style-name="ce3"/>
          <table:table-cell table:number-columns-repeated="6"/>
          <table:table-cell table:style-name="ce11" table:number-columns-repeated="2"/>
          <table:table-cell table:style-name="ce12" table:number-columns-repeated="2"/>
          <table:table-cell table:number-columns-repeated="1010"/>
        </table:table-row>
        <table:table-row table:style-name="ro3">
          <table:table-cell table:number-columns-repeated="10"/>
          <table:table-cell table:style-name="ce11" table:number-columns-repeated="2"/>
          <table:table-cell table:style-name="ce12" table:number-columns-repeated="2"/>
          <table:table-cell table:number-columns-repeated="1010"/>
        </table:table-row>
        <table:table-row table:style-name="ro3">
          <table:table-cell/>
          <table:table-cell table:style-name="ce3" table:number-columns-repeated="3"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number-columns-repeated="2"/>
          <table:table-cell table:style-name="ce11" table:number-columns-repeated="2"/>
          <table:table-cell table:style-name="ce12" table:number-columns-repeated="2"/>
          <table:table-cell table:number-columns-repeated="1010"/>
        </table:table-row>
        <table:table-row table:style-name="ro3">
          <table:table-cell/>
          <table:table-cell table:style-name="ce3"/>
          <table:table-cell table:style-name="ce1"/>
          <table:table-cell/>
          <table:table-cell table:style-name="ce3" table:number-columns-repeated="4"/>
          <table:table-cell table:number-columns-repeated="2"/>
          <table:table-cell table:style-name="ce11" table:number-columns-repeated="2"/>
          <table:table-cell table:style-name="ce12" table:number-columns-repeated="2"/>
          <table:table-cell table:number-columns-repeated="1010"/>
        </table:table-row>
        <table:table-row table:style-name="ro3">
          <table:table-cell/>
          <table:table-cell table:style-name="ce3"/>
          <table:table-cell table:style-name="ce1"/>
          <table:table-cell/>
          <table:table-cell table:style-name="ce26"/>
          <table:table-cell/>
          <table:table-cell table:style-name="ce26"/>
          <table:table-cell table:number-columns-repeated="3"/>
          <table:table-cell table:style-name="ce11" table:number-columns-repeated="2"/>
          <table:table-cell table:style-name="ce12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3"/>
          <table:table-cell table:style-name="ce1"/>
          <table:table-cell/>
          <table:table-cell table:style-name="ce26"/>
          <table:table-cell/>
          <table:table-cell table:style-name="ce26"/>
          <table:table-cell table:number-columns-repeated="1017"/>
        </table:table-row>
        <table:table-row table:style-name="ro2">
          <table:table-cell/>
          <table:table-cell table:style-name="ce3"/>
          <table:table-cell table:style-name="ce1"/>
          <table:table-cell/>
          <table:table-cell table:style-name="ce8"/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table:style-name="ce15"/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5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/>
          <table:table-cell table:style-name="ce14"/>
          <table:table-cell/>
          <table:table-cell table:style-name="ce14" table:number-columns-repeated="2"/>
          <table:table-cell table:number-columns-repeated="1016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ill Sans MT" svg:font-family="'Gill Sans MT'"/>
    <style:font-face style:name="Liberation Sans1" svg:font-family="'Liberation Sans'"/>
    <style:font-face style:name="Gill Sans MT1" svg:font-family="'Gill Sans M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16:21:56.881355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initial-creator>Microsoft Office User</meta:initial-creator>
    <meta:creation-date>2017-12-13T23:48:43Z</meta:creation-date>
    <dc:date>2017-12-18T16:43:47.632701669</dc:date>
    <meta:editing-duration>PT30M34S</meta:editing-duration>
    <meta:editing-cycles>10</meta:editing-cycles>
    <meta:document-statistic meta:table-count="1" meta:cell-count="58" meta:object-count="0"/>
  </office:meta>
</office:document-meta>
</file>